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DejaVu Sans Mono" svg:font-family="'DejaVu Sans Mono'" style:font-family-generic="modern" style:font-pitch="fixed"/>
    <style:font-face style:name="WenQuanYi Micro Hei1" svg:font-family="'WenQuanYi Micro Hei'"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Ben Hengst</text:p>
      <text:p text:style-name="Preformatted_20_Text"/>
      <text:p text:style-name="Preformatted_20_Text"><text:s/>- LinkedIn : <text:a xlink:type="simple" xlink:href="http://www.linkedin.com/in/notbenh">notbenh</text:a></text:p>
      <text:p text:style-name="Preformatted_20_Text"><text:s/>- github : <text:a xlink:type="simple" xlink:href="https://github.com/notbenh">notbenh</text:a></text:p>
      <text:p text:style-name="Preformatted_20_Text"><text:s/>- CPAN : <text:a xlink:type="simple" xlink:href="http://search.cpan.org/~notbenh/">notbenh</text:a></text:p>
      <text:p text:style-name="Preformatted_20_Text"><text:s/>- twitter : <text:a xlink:type="simple" xlink:href="http://twitter.com/#!/notbenh">notbenh</text:a></text:p>
      <text:p text:style-name="Preformatted_20_Text"><text:s/>- email : benh@develonizer.com</text:p>
      <text:p text:style-name="Preformatted_20_Text"/>
      <text:p text:style-name="Preformatted_20_Text">[[ Experience ]]</text:p>
      <text:p text:style-name="Preformatted_20_Text"/>
      <text:p text:style-name="Preformatted_20_Text">- O'Reilly School of Technology <text:s/>(Portland, OR)</text:p>
      <text:p text:style-name="Preformatted_20_Text"><text:s text:c="2"/>Instructor (2011 - current)</text:p>
      <text:p text:style-name="Preformatted_20_Text"><text:s text:c="2"/>Mentor students as they progress thru the course that covers building a website, developed in PHP with a MySQL backend, all from scratch. As students all come to class with a wide variety of cultural and technical background, being able to clearly communicate and instruct is an invaluable skill.</text:p>
      <text:p text:style-name="Preformatted_20_Text"><text:s text:c="2"/></text:p>
      <text:p text:style-name="Preformatted_20_Text"><text:s text:c="4"/>Skills: </text:p>
      <text:p text:style-name="Preformatted_20_Text"><text:s text:c="4"/>- Communication</text:p>
      <text:p text:style-name="Preformatted_20_Text"><text:s text:c="4"/>- PHP</text:p>
      <text:p text:style-name="Preformatted_20_Text"><text:s text:c="4"/>- SQL</text:p>
      <text:p text:style-name="Preformatted_20_Text"/>
      <text:p text:style-name="Preformatted_20_Text">- Powells.com <text:s/>(Portland, OR)</text:p>
      <text:p text:style-name="Preformatted_20_Text"><text:s text:c="2"/>Perl Developer (2006 - 2011)</text:p>
      <text:p text:style-name="Preformatted_20_Text"><text:s text:c="2"/>Developed a product work-flow and corresponding web framework that reduced development time for features of Powells.com, ultimately leading to the construction of the Powells public API. Assisted in the development of an ETL process that freed up 38 hours of development time a week. Other notable accomplishments include Google Books integration, schema redesigns, a decision framework used for the <text:s/>"Online Buy Back" program.</text:p>
      <text:p text:style-name="Preformatted_20_Text"><text:s text:c="2"/></text:p>
      <text:p text:style-name="Preformatted_20_Text"><text:s text:c="4"/>Skills: </text:p>
      <text:p text:style-name="Preformatted_20_Text"><text:s text:c="4"/>- perl</text:p>
      <text:p text:style-name="Preformatted_20_Text"><text:s text:c="4"/>- MySQL</text:p>
      <text:p text:style-name="Preformatted_20_Text"><text:s text:c="4"/>- mod_perl</text:p>
      <text:p text:style-name="Preformatted_20_Text"><text:s text:c="4"/>- memcached/redis</text:p>
      <text:p text:style-name="Preformatted_20_Text"><text:s text:c="4"/>- javascript/jQuery</text:p>
      <text:p text:style-name="Preformatted_20_Text"><text:s text:c="4"/>- PHP</text:p>
      <text:p text:style-name="Preformatted_20_Text"/>
      <text:p text:style-name="Preformatted_20_Text">- Summit Projects <text:s/>(Hood River, OR)</text:p>
      <text:p text:style-name="Preformatted_20_Text"><text:s text:c="2"/>Lead Developer and Technical Producer (2005 - 2006)</text:p>
      <text:p text:style-name="Preformatted_20_Text"><text:s text:c="2"/>Built a translation layer for user input to allow for searchability for a client using perl. Coded cross browser compliant HTML and CSS from Photoshop comps for clients such as Norwegian Cruise Lines, KEEN, and Nike Golf.</text:p>
      <text:p text:style-name="Preformatted_20_Text"><text:s text:c="2"/></text:p>
      <text:p text:style-name="Preformatted_20_Text"><text:s text:c="4"/>Skills: </text:p>
      <text:p text:style-name="Preformatted_20_Text"><text:s text:c="4"/>- perl</text:p>
      <text:p text:style-name="Preformatted_20_Text"><text:s text:c="4"/>- HTML/CSS</text:p>
      <text:p text:style-name="Preformatted_20_Text"><text:s text:c="4"/>- project management</text:p>
      <text:p text:style-name="Preformatted_20_Text"/>
      <text:p text:style-name="Preformatted_20_Text">- ResNet OSU Development Labs <text:s/>(Columbus, OH)</text:p>
      <text:p text:style-name="Preformatted_20_Text"><text:s text:c="2"/>UI Lead and PHP Developer (2001 - 2003)</text:p>
      <text:p text:style-name="Preformatted_20_Text"><text:s text:c="2"/>Member of the student team that developed our in-office management software that included a knowledge base, news reader, and scheduler for both office shifts and on-site appointments.</text:p>
      <text:p text:style-name="Preformatted_20_Text"><text:s text:c="2"/></text:p>
      <text:p text:style-name="Preformatted_20_Text"><text:s text:c="4"/>Skills: </text:p>
      <text:p text:style-name="Preformatted_20_Text"><text:s text:c="4"/>- PHP</text:p>
      <text:p text:style-name="Preformatted_20_Text"><text:s text:c="4"/>- MySQL</text:p>
      <text:p text:style-name="Preformatted_20_Text"><text:s text:c="4"/>- HTML/CSS</text:p>
      <text:p text:style-name="Preformatted_20_Text"><text:s text:c="4"/>- perl</text:p>
      <text:p text:style-name="Preformatted_20_Text"/>
      <text:p text:style-name="Preformatted_20_Text"><text:soft-page-break/>[[ Involvement ]]</text:p>
      <text:p text:style-name="Preformatted_20_Text"/>
      <text:p text:style-name="Preformatted_20_Text">- Odessa Creatives </text:p>
      <text:p text:style-name="Preformatted_20_Text"><text:s text:c="2"/>Core Developer (2011 - Present)</text:p>
      <text:p text:style-name="Preformatted_20_Text"><text:s text:c="2"/>Currently building our alpha version of a built-it-yourself portfolio application.</text:p>
      <text:p text:style-name="Preformatted_20_Text"><text:s text:c="2"/></text:p>
      <text:p text:style-name="Preformatted_20_Text">- Perl Mentor </text:p>
      <text:p text:style-name="Preformatted_20_Text"><text:s text:c="2"/>Mentor (2011 - Present)</text:p>
      <text:p text:style-name="Preformatted_20_Text"><text:s text:c="2"/>Leading perl training sessions for local programmers, discussed topics as CPAN, Moose, testing and sharing your work on github.</text:p>
      <text:p text:style-name="Preformatted_20_Text"><text:s text:c="2"/></text:p>
      <text:p text:style-name="Preformatted_20_Text">- Portland Perl Mongers </text:p>
      <text:p text:style-name="Preformatted_20_Text"><text:s text:c="2"/>Member and Speaker (2005 - Present)</text:p>
      <text:p text:style-name="Preformatted_20_Text"><text:s text:c="2"/>Lead discussions about Moose, Benchmark suites, testing, and many of the CPAN modules that I have authored.</text:p>
      <text:p text:style-name="Preformatted_20_Text"><text:s text:c="2"/></text:p>
      <text:p text:style-name="Preformatted_20_Text">- PDXPUG Portland PostgreSQL User Group </text:p>
      <text:p text:style-name="Preformatted_20_Text"><text:s text:c="2"/>Speaker (2010)</text:p>
      <text:p text:style-name="Preformatted_20_Text"><text:s text:c="2"/>Discussed strategies for building a schema that allows for all data to be assigned a value of trust and include a versioning system.</text:p>
      <text:p text:style-name="Preformatted_20_Text"><text:s text:c="2"/></text:p>
      <text:p text:style-name="Preformatted_20_Text">- CPAN </text:p>
      <text:p text:style-name="Preformatted_20_Text"><text:s text:c="2"/>Contributor (2007 - Present)</text:p>
      <text:p text:style-name="Preformatted_20_Text"><text:s text:c="2"/></text:p>
      <text:p text:style-name="Preformatted_20_Text"><text:s text:c="2"/></text:p>
      <text:p text:style-name="Preformatted_20_Text">- PDX weekly Hackathon </text:p>
      <text:p text:style-name="Preformatted_20_Text"><text:s text:c="2"/>Member and former Maintainer (2009 - Present)</text:p>
      <text:p text:style-name="Preformatted_20_Text"><text:s text:c="2"/>Scheduled meetups, sent out reminders, procured refreshments for attendees and generally made sure that the meetings went well.</text:p>
      <text:p text:style-name="Preformatted_20_Text"><text:s text:c="2"/></text:p>
      <text:p text:style-name="Preformatted_20_Text">- PDXCritique (defunct) </text:p>
      <text:p text:style-name="Preformatted_20_Text"><text:s text:c="2"/>Co-creator (2008 - 2009)</text:p>
      <text:p text:style-name="Preformatted_20_Text"><text:s text:c="2"/>Scheduled monthly meetings, found speakers, lead discussions allowing many freelancers to get objective feedback on there projects in progress.</text:p>
      <text:p text:style-name="Preformatted_20_Text"><text:s text:c="2"/></text:p>
      <text:p text:style-name="Preformatted_20_Text">- Open Source Bridge </text:p>
      <text:p text:style-name="Preformatted_20_Text"><text:s text:c="2"/>Technical Project Manager (first year) and Participant (2009 - 2010)</text:p>
      <text:p text:style-name="Preformatted_20_Text"><text:s text:c="2"/>Guided discussions around the building of openconferenceware, maintained feature requests and built task lists, allowing for smooth talk submissions for the first year of Open Source Bridge.</text:p>
      <text:p text:style-name="Preformatted_20_Text"><text:s text:c="2"/></text:p>
      <text:p text:style-name="Preformatted_20_Text">- Bar Camp Portland </text:p>
      <text:p text:style-name="Preformatted_20_Text"><text:s text:c="2"/>Speaker (2009)</text:p>
      <text:p text:style-name="Preformatted_20_Text"><text:s text:c="2"/>Lead several discussions, including using WordPress as a CMS and advocated the use of film over digital for hobby photographers.</text:p>
      <text:p text:style-name="Preformatted_20_Text"><text:s text:c="2"/></text:p>
      <text:p text:style-name="Preformatted_20_Text">- euler_bench/Tool::Bench (defunct) </text:p>
      <text:p text:style-name="Preformatted_20_Text"><text:s text:c="2"/>Lead Developer (2009 - 2010)</text:p>
      <text:p text:style-name="Preformatted_20_Text"><text:s text:c="2"/>Developed a bare benchmarking framework that allowed both the parrot and rakudo(perl6) teams to plot the progress of development and in a few cases assisted in resolving bugs.</text:p>
      <text:p text:style-name="Preformatted_20_Text"><text:s text:c="2"/></text:p>
      <text:p text:style-name="Preformatted_20_Text">- Perl 5.8.9 delta </text:p>
      <text:p text:style-name="Preformatted_20_Text"><text:s text:c="2"/>contributor (2008)</text:p>
      <text:p text:style-name="Preformatted_20_Text"><text:s text:c="2"/>Assisted in converting commit notes and comments in to human readable change logs for perl 5.8.9.</text:p>
      <text:p text:style-name="Preformatted_20_Text"><text:s text:c="2"/></text:p>
      <text:p text:style-name="Preformatted_20_Text"/>
      <text:p text:style-name="Preformatted_20_Text"/>
      <text:p text:style-name="Preformatted_20_Text"/>
      <text:p text:style-name="Preformatted_20_Text"/>
      <text:p text:style-name="Preformatted_20_Text"><text:soft-page-break/>[[ Education ]]</text:p>
      <text:p text:style-name="Preformatted_20_Text"/>
      <text:p text:style-name="Preformatted_20_Text">- The Art Institute of Portland (Portland, OR)</text:p>
      <text:p text:style-name="Preformatted_20_Text"><text:s text:c="2"/>B.S., Multimedia and Web Design (2003 - 2005)</text:p>
      <text:p text:style-name="Preformatted_20_Text"/>
      <text:p text:style-name="Preformatted_20_Text">- The Ohio State University (Columbus, OH)</text:p>
      <text:p text:style-name="Preformatted_20_Text"><text:s text:c="2"/>B.F.A. Painting and Drawing [non complete] (1997 - 2003)</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DejaVu Sans Mono" svg:font-family="'DejaVu Sans Mono'" style:font-family-generic="modern" style:font-pitch="fixed"/>
    <style:font-face style:name="WenQuanYi Micro Hei1" svg:font-family="'WenQuanYi Micro Hei'"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8-28T12:49:10</dc:date>
    <dc:creator>ben henhst</dc:creator>
    <meta:generator>LibreOffice/3.3$Linux LibreOffice_project/330m19$Build-301</meta:generator>
    <meta:document-statistic meta:table-count="0" meta:image-count="0" meta:object-count="0" meta:page-count="3" meta:paragraph-count="93" meta:word-count="613" meta:character-count="4025"/>
    <meta:editing-duration>P1DT16H49M14S</meta:editing-duration>
    <meta:editing-cycles>1</meta:editing-cycles>
  </office:meta>
</office:document-meta>
</file>